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5.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cm" fo:min-width="6.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6cm"/>
      <style:paragraph-properties style:writing-mode="lr-tb"/>
    </style:style>
    <style:style style:name="gr6" style:family="graphic" style:parent-style-name="standard">
      <style:graphic-properties svg:stroke-width="0.212cm" svg:stroke-color="#ff0000" draw:marker-start-width="0.518cm" draw:marker-end-width="0.518cm" draw:textarea-horizontal-align="justify" draw:textarea-vertical-align="middle" draw:auto-grow-height="false" fo:min-height="1.35cm" fo:min-width="3.4cm" fo:padding-top="0.231cm" fo:padding-bottom="0.231cm" fo:padding-left="0.356cm" fo:padding-right="0.3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4cm" svg:height="1.2cm" svg:x="5.8cm" svg:y="1.8cm">
          <draw:text-box>
            <text:p>PINC-Ping request via -c</text:p>
          </draw:text-box>
        </draw:frame>
        <draw:custom-shape draw:style-name="gr2" draw:text-style-name="P2" xml:id="id1" draw:id="id1" draw:layer="layout" svg:width="6.4cm" svg:height="1.9cm" svg:x="4.2cm" svg:y="3.3cm">
          <text:p text:style-name="P2">User: ping Dev1 Dev2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6.8cm" svg:height="1.9cm" svg:x="4.1cm" svg:y="6.3cm">
          <text:p text:style-name="P2">SendPckg script selects</text:p>
          <text:p text:style-name="P2">Interfac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4cm" svg:y1="5.2cm" svg:x2="7.5cm" svg:y2="6.3cm" draw:start-shape="id1" draw:start-glue-point="2" draw:end-shape="id2" draw:end-glue-point="0" svg:d="M7400 5200l100 1100" svg:viewBox="0 0 101 1101">
          <text:p/>
        </draw:connector>
        <draw:connector draw:style-name="gr4" draw:text-style-name="P3" draw:layer="layout" draw:type="line" svg:x1="7.5cm" svg:y1="8.2cm" svg:x2="6.944cm" svg:y2="9.485cm" draw:start-shape="id2" draw:start-glue-point="2" svg:d="M7500 8200l-556 1285" svg:viewBox="0 0 557 1286">
          <text:p/>
        </draw:connector>
        <draw:line draw:style-name="gr4" draw:text-style-name="P3" draw:layer="layout" svg:x1="7.5cm" svg:y1="8.2cm" svg:x2="8.7cm" svg:y2="9.6cm">
          <text:p/>
        </draw:line>
        <draw:custom-shape draw:style-name="gr5" draw:text-style-name="P2" draw:layer="layout" svg:width="6.5cm" svg:height="1.5cm" svg:x="7.7cm" svg:y="9.6cm">
          <text:p text:style-name="P2">Request SendFrame</text:p>
          <text:p text:style-name="P2">From Interfac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9cm" svg:height="1.6cm" svg:x="3.1cm" svg:y="9.5cm">
          <text:p text:style-name="P2">Give an error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6.5cm" svg:height="1.673cm" svg:x="8.3cm" svg:y="8.3cm">
          <draw:text-box>
            <text:p>Right Interface found</text:p>
          </draw:text-box>
        </draw:frame>
        <draw:frame draw:style-name="gr7" draw:text-style-name="P1" draw:layer="layout" svg:width="5.8cm" svg:height="1.673cm" svg:x="0.9cm" svg:y="8.2cm">
          <draw:text-box>
            <text:p>No Interface foun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1T13:20:04.569993108</meta:creation-date>
    <dc:date>2020-04-11T13:28:24.400284602</dc:date>
    <meta:editing-duration>PT8M20S</meta:editing-duration>
    <meta:editing-cycles>1</meta:editing-cycles>
    <meta:document-statistic meta:object-count="10"/>
    <meta:generator>LibreOffice/6.3.4.2.0$Linux_X86_64 LibreOffice_project/30$Build-2</meta:generator>
  </office:meta>
</office:document-meta>
</file>